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Muzzle energy – function of barrel length</text:p>
          </table:table-cell>
          <table:table-cell table:number-columns-repeated="12"/>
        </table:table-row>
        <table:table-row table:style-name="ro1">
          <table:table-cell office:value-type="string">
            <text:p>Range – should only depend on muzzle energy</text:p>
          </table:table-cell>
          <table:table-cell table:number-columns-repeated="12"/>
        </table:table-row>
        <table:table-row table:style-name="ro1">
          <table:table-cell office:value-type="string">
            <text:p>Accuracy – barrel length independent, however! Could depend on velocity</text:p>
          </table:table-cell>
          <table:table-cell table:number-columns-repeated="12"/>
        </table:table-row>
        <table:table-row table:style-name="ro2">
          <table:table-cell office:value-type="string">
            <text:p>Cooldown – recoil dependent</text:p>
          </table:table-cell>
          <table:table-cell table:number-columns-repeated="12"/>
        </table:table-row>
        <table:table-row table:style-name="ro2">
          <table:table-cell office:value-type="string">
            <text:p>Warmup – mass dependent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Intermediate caliber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uzzle velocity modifier:</text:p>
          </table:table-cell>
          <table:table-cell office:value-type="string">
            <text:p>barrel length (mm):</text:p>
          </table:table-cell>
          <table:table-cell table:number-columns-repeated="10"/>
        </table:table-row>
        <table:table-row table:style-name="ro1">
          <table:table-cell/>
          <table:table-cell table:formula="of:=(1-0.36*EXP(-0.0065*([.C11])+1.1))" office:value-type="float" office:value="0.520087386821247">
            <text:p>0,5200873868</text:p>
          </table:table-cell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istol caliber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uzzle velocity modifier:</text:p>
          </table:table-cell>
          <table:table-cell office:value-type="string">
            <text:p>barrel length (mm):</text:p>
          </table:table-cell>
          <table:table-cell table:number-columns-repeated="10"/>
        </table:table-row>
        <table:table-row table:style-name="ro1">
          <table:table-cell/>
          <table:table-cell table:formula="of:=(1-0.23*EXP(-0.017*([.C14])+1.1))" office:value-type="float" office:value="0.947852340049603">
            <text:p>0,94785234</text:p>
          </table:table-cell>
          <table:table-cell office:value-type="float" office:value="152">
            <text:p>15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ifle (.308)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uzzle velocity modifier:</text:p>
          </table:table-cell>
          <table:table-cell office:value-type="string">
            <text:p>barrel length (mm):</text:p>
          </table:table-cell>
          <table:table-cell table:number-columns-repeated="10"/>
        </table:table-row>
        <table:table-row table:style-name="ro1">
          <table:table-cell/>
          <table:table-cell table:formula="of:=(1-0.39*EXP(-0.0062*([.C17])+1.1))" office:value-type="float" office:value="0.369730983144771">
            <text:p>0,3697309831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Assault Rifles</text:p>
          </table:table-cell>
          <table:table-cell office:value-type="string">
            <text:p>Battle Rifles</text:p>
          </table:table-cell>
          <table:table-cell office:value-type="string">
            <text:p>Rifles</text:p>
          </table:table-cell>
          <table:table-cell office:value-type="string">
            <text:p>Light Machineguns</text:p>
          </table:table-cell>
          <table:table-cell office:value-type="string">
            <text:p>Pistols</text:p>
          </table:table-cell>
          <table:table-cell office:value-type="string">
            <text:p>Revolvers</text:p>
          </table:table-cell>
          <table:table-cell office:value-type="string">
            <text:p>SMGs</text:p>
          </table:table-cell>
          <table:table-cell office:value-type="string">
            <text:p>Shotguns</text:p>
          </table:table-cell>
          <table:table-cell office:value-type="string">
            <text:p>Sniper rifles</text:p>
          </table:table-cell>
          <table:table-cell office:value-type="string">
            <text:p>Anti-Materiel Rifles</text:p>
          </table:table-cell>
          <table:table-cell/>
        </table:table-row>
        <table:table-row table:style-name="ro1">
          <table:table-cell/>
          <table:table-cell office:value-type="string">
            <text:p>Weapon mass</text:p>
          </table:table-cell>
          <table:table-cell office:value-type="float" office:value="3500">
            <text:p>35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llet mass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sted Velocity</text:p>
          </table:table-cell>
          <table:table-cell office:value-type="float" office:value="948">
            <text:p>94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arrel Length</text:p>
          </table:table-cell>
          <table:table-cell office:value-type="float" office:value="508">
            <text:p>50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uzzle Velocity</text:p>
          </table:table-cell>
          <table:table-cell table:formula="of:=(1-0.36*EXP(-0.0065*([.C23])+1.1))*[.C22]" office:value-type="float" office:value="910.260652338465">
            <text:p>910,260652338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uzzle Energy</text:p>
          </table:table-cell>
          <table:table-cell table:formula="of:=(1/2000*[.C21])*[.C24]^2" office:value-type="float" office:value="1657.1489103913">
            <text:p>1657,148910391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mage</text:p>
          </table:table-cell>
          <table:table-cell table:formula="of:=[.C25]/150.649900945" office:value-type="float" office:value="10.9999999999754">
            <text:p>1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peed</text:p>
          </table:table-cell>
          <table:table-cell table:formula="of:=[.C24]/13.0037236048" office:value-type="float" office:value="70.0000000001896">
            <text:p>70,00000000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coil [m/s]</text:p>
          </table:table-cell>
          <table:table-cell table:formula="of:=[.C21]*[.C24]/[.C20]" office:value-type="float" office:value="1.04029788838682">
            <text:p>1,040297888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ccuracy Modifier</text:p>
          </table:table-cell>
          <table:table-cell office:value-type="string">
            <text:p>function of recoil &amp; barrel length mo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ccuracy – Touch</text:p>
          </table:table-cell>
          <table:table-cell office:value-type="float" office:value="0.6">
            <text:p>0,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ccuracy -Short</text:p>
          </table:table-cell>
          <table:table-cell office:value-type="float" office:value="0.7">
            <text:p>0,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ccuracy – Medium</text:p>
          </table:table-cell>
          <table:table-cell office:value-type="float" office:value="0.65">
            <text:p>0,6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ccuracy – Long</text:p>
          </table:table-cell>
          <table:table-cell office:value-type="float" office:value="0.55">
            <text:p>0,5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ngWpnCldwn</text:p>
          </table:table-cell>
          <table:table-cell office:value-type="float" office:value="1.7">
            <text:p>1,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armupTim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ange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5">25.02.2023</text:date>, <text:time>15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11$Win32 OpenOffice.org_project/4111m1$Build-9808</meta:generator>
    <dc:date>2023-02-25T15:58:38.80</dc:date>
    <meta:editing-duration>PT4H42M28S</meta:editing-duration>
    <meta:editing-cycles>10</meta:editing-cycles>
    <meta:document-statistic meta:table-count="1" meta:cell-count="62" meta:object-count="0"/>
  </office:meta>
</office:document-meta>
</file>